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opacity="49%" draw:textarea-horizontal-align="justify" draw:textarea-vertical-align="bottom" draw:auto-grow-height="false" fo:min-height="2.615cm" fo:min-width="11.636cm"/>
    </style:style>
    <style:style style:name="gr2" style:family="graphic" style:parent-style-name="standard">
      <style:graphic-properties draw:fill-color="#62a73b" draw:textarea-horizontal-align="justify" draw:textarea-vertical-align="middle" draw:auto-grow-height="false" fo:min-height="0.78cm" fo:min-width="2.995cm"/>
    </style:style>
    <style:style style:name="gr3" style:family="graphic" style:parent-style-name="standard">
      <style:graphic-properties draw:fill-color="#ffdaa2" draw:opacity="46%" draw:textarea-horizontal-align="justify" draw:textarea-vertical-align="bottom" draw:auto-grow-height="false" fo:min-height="4.359cm" fo:min-width="11.448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2.015cm" fo:min-width="2.995cm"/>
    </style:style>
    <style:style style:name="gr5" style:family="graphic" style:parent-style-name="standard">
      <style:graphic-properties draw:textarea-horizontal-align="justify" draw:textarea-vertical-align="middle" draw:auto-grow-height="false" fo:min-height="1.814cm" fo:min-width="5.628cm"/>
    </style:style>
    <style:style style:name="gr6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29cm" fo:min-width="5.997cm"/>
    </style:style>
    <style:style style:name="gr9" style:family="graphic" style:parent-style-name="standard">
      <style:graphic-properties draw:stroke="dash" draw:stroke-dash="Ultrafine_20_Dashed" draw:fill="none" draw:opacity="100%" draw:textarea-horizontal-align="justify" draw:textarea-vertical-align="middle" draw:auto-grow-height="false" fo:min-height="3.687cm" fo:min-width="39.124cm"/>
    </style:style>
    <style:style style:name="gr10" style:family="graphic" style:parent-style-name="standard">
      <style:graphic-properties draw:stroke="dash" draw:stroke-dash="Ultrafine_20_2_20_Dots_20_3_20_Dashes" svg:stroke-color="#d4711a" draw:fill="none" draw:opacity="100%" draw:textarea-horizontal-align="justify" draw:textarea-vertical-align="middle" draw:auto-grow-height="false" fo:min-height="15.909cm" fo:min-width="39.124cm"/>
    </style:style>
    <style:style style:name="gr11" style:family="graphic" style:parent-style-name="standard">
      <style:graphic-properties draw:stroke="dash" draw:stroke-dash="Line_20_with_20_Fine_20_Dots" svg:stroke-color="#94070a" draw:fill="none" draw:opacity="100%" draw:textarea-horizontal-align="justify" draw:textarea-vertical-align="middle" draw:auto-grow-height="false" fo:min-height="6.472cm" fo:min-width="39.124cm"/>
    </style:style>
    <style:style style:name="gr12" style:family="graphic" style:parent-style-name="standard">
      <style:graphic-properties draw:opacity="24%" draw:textarea-horizontal-align="justify" draw:textarea-vertical-align="bottom" draw:auto-grow-height="false" fo:min-height="7.178cm" fo:min-width="3.626cm"/>
    </style:style>
    <style:style style:name="gr13" style:family="graphic" style:parent-style-name="standard">
      <style:graphic-properties draw:fill-color="#ef413d" draw:textarea-horizontal-align="justify" draw:textarea-vertical-align="middle" draw:auto-grow-height="false" fo:min-height="1.176cm" fo:min-width="3.119cm"/>
    </style:style>
    <style:style style:name="gr14" style:family="graphic" style:parent-style-name="standard">
      <style:graphic-properties draw:fill-color="#f8aa97" draw:opacity="99%" draw:textarea-horizontal-align="justify" draw:textarea-vertical-align="top" draw:auto-grow-height="false" fo:min-height="2.157cm" fo:min-width="3.558cm"/>
    </style:style>
    <style:style style:name="gr15" style:family="graphic" style:parent-style-name="standard">
      <style:graphic-properties draw:fill-color="#fff450" draw:opacity="51%" draw:textarea-horizontal-align="justify" draw:textarea-vertical-align="middle" draw:auto-grow-height="false" fo:min-height="0.624cm" fo:min-width="2.235cm"/>
    </style:style>
    <style:style style:name="gr16" style:family="graphic" style:parent-style-name="standard">
      <style:graphic-properties draw:textarea-horizontal-align="justify" draw:textarea-vertical-align="middle" draw:auto-grow-height="false" fo:min-height="1.814cm" fo:min-width="6.517cm"/>
    </style:style>
    <style:style style:name="gr17" style:family="graphic" style:parent-style-name="objectwithoutfill">
      <style:graphic-properties svg:stroke-color="#5c2d91" draw:marker-end="Arrow" draw:marker-end-width="0.3cm" svg:stroke-opacity="93%" draw:fill="none" draw:textarea-vertical-align="middle"/>
    </style:style>
    <style:style style:name="gr18" style:family="graphic" style:parent-style-name="objectwithoutfill">
      <style:graphic-properties draw:marker-end="Arrow" draw:marker-end-width="0.3cm" svg:stroke-opacity="30%" draw:fill="none" draw:textarea-vertical-align="middle"/>
    </style:style>
    <style:style style:name="gr19" style:family="graphic" style:parent-style-name="objectwithoutfill">
      <style:graphic-properties draw:marker-start="Arrow" draw:marker-end="Arrow" draw:marker-end-width="0.3cm" svg:stroke-opacity="30%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bcc" draw:opacity="49%"/>
      <style:paragraph-properties fo:text-align="center"/>
    </style:style>
    <style:style style:name="P3" style:family="paragraph">
      <loext:graphic-properties draw:fill-color="#62a73b"/>
      <style:paragraph-properties fo:text-align="center"/>
      <style:text-properties fo:color="#e0efd4" fo:font-size="16pt"/>
    </style:style>
    <style:style style:name="P4" style:family="paragraph">
      <loext:graphic-properties draw:fill-color="#ffdaa2" draw:opacity="46%"/>
      <style:paragraph-properties fo:text-align="center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-color="#666666"/>
      <style:paragraph-properties fo:text-align="center"/>
      <style:text-properties fo:color="#ffffff" fo:font-size="14pt" style:font-size-asian="14pt" style:font-size-complex="14pt"/>
    </style:style>
    <style:style style:name="P7" style:family="paragraph">
      <style:paragraph-properties fo:text-align="center"/>
      <style:text-properties fo:color="#5c2d91"/>
    </style:style>
    <style:style style:name="P8" style:family="paragraph">
      <loext:graphic-properties draw:fill="none"/>
      <style:paragraph-properties fo:text-align="center"/>
      <style:text-properties fo:color="#5c2d9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opacity="24%"/>
      <style:paragraph-properties fo:text-align="center"/>
    </style:style>
    <style:style style:name="P12" style:family="paragraph">
      <loext:graphic-properties draw:fill-color="#ef413d"/>
      <style:paragraph-properties fo:text-align="center"/>
      <style:text-properties fo:color="#ffffff"/>
    </style:style>
    <style:style style:name="P13" style:family="paragraph">
      <loext:graphic-properties draw:fill-color="#f8aa97" draw:opacity="99%"/>
      <style:paragraph-properties fo:text-align="center"/>
      <style:text-properties fo:color="#fff450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-color="#fff450" draw:opacity="51%"/>
      <style:paragraph-properties fo:text-align="center"/>
      <style:text-properties fo:font-size="14pt"/>
    </style:style>
    <style:style style:name="P16" style:family="paragraph">
      <style:paragraph-properties fo:text-align="center"/>
      <style:text-properties fo:color="#a3238e"/>
    </style:style>
    <style:style style:name="P17" style:family="paragraph">
      <loext:graphic-properties draw:fill="none"/>
      <style:paragraph-properties fo:text-align="center"/>
      <style:text-properties fo:color="#a3238e"/>
    </style:style>
    <style:style style:name="T1" style:family="text">
      <style:text-properties fo:color="#e0efd4" fo:font-size="16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12.446cm" svg:height="3.175cm" svg:x="3.54cm" svg:y="9.382cm">
            <text:p text:style-name="P1">Read Model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494cm" svg:height="1.646cm" svg:x="4.086cm" svg:y="9.768cm">
            <text:p text:style-name="P1"><text:span text:style-name="T1">MongoDB 1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3" draw:layer="layout" svg:width="3.494cm" svg:height="1.646cm" svg:x="8.016cm" svg:y="9.768cm">
            <text:p text:style-name="P1"><text:span text:style-name="T1">MongoDB 2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3" draw:layer="layout" svg:width="3.494cm" svg:height="1.646cm" svg:x="11.837cm" svg:y="9.768cm">
            <text:p text:style-name="P1"><text:span text:style-name="T1">MongoDB 3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4" draw:id="id4">
          <draw:custom-shape draw:style-name="gr3" draw:text-style-name="P4" draw:layer="layout" svg:width="12.446cm" svg:height="5.107cm" svg:x="16.367cm" svg:y="2.016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3.494cm" svg:height="3.624cm" svg:x="16.913cm" svg:y="2.656cm">
            <text:p text:style-name="P5"><text:span text:style-name="T2">Event Store 1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3.494cm" svg:height="3.624cm" svg:x="20.843cm" svg:y="2.656cm">
            <text:p text:style-name="P5"><text:span text:style-name="T2">Event Store 2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6" draw:layer="layout" svg:width="3.494cm" svg:height="3.624cm" svg:x="24.664cm" svg:y="2.656cm">
            <text:p text:style-name="P5"><text:span text:style-name="T2">Event Store 3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5" draw:text-style-name="P1" xml:id="id3" draw:id="id3" draw:layer="layout" svg:width="6.35cm" svg:height="2.286cm" svg:x="5.572cm" svg:y="20.558cm">
          <text:p text:style-name="P1">Web API - Que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line" svg:x1="21.764cm" svg:y1="20.812cm" svg:x2="9.763cm" svg:y2="12.557cm" draw:start-shape="id1" draw:start-glue-point="0" draw:end-shape="id2" draw:end-glue-point="2" svg:d="M21764 20812l-12001-8255" svg:viewBox="0 0 12002 8256">
          <text:p text:style-name="P7">Update Read Model</text:p>
        </draw:connector>
        <draw:connector draw:style-name="gr7" draw:text-style-name="P9" draw:layer="layout" draw:type="line" svg:x1="8.747cm" svg:y1="20.558cm" svg:x2="9.763cm" svg:y2="12.557cm" draw:start-shape="id3" draw:start-glue-point="0" draw:end-shape="id2" svg:d="M8747 20558l1016-8001" svg:viewBox="0 0 1017 8002">
          <text:p text:style-name="P1">Query Data</text:p>
        </draw:connector>
        <draw:custom-shape draw:style-name="gr8" draw:text-style-name="P1" xml:id="id5" draw:id="id5" draw:layer="layout" svg:width="6.731cm" svg:height="2.413cm" svg:x="27.67cm" svg:y="9.763cm">
          <text:p text:style-name="P1">Event Handle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9.624cm" svg:height="3.937cm" svg:x="1.127cm" svg:y="24.6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9.624cm" svg:height="16.159cm" svg:x="1.127cm" svg:y="8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9.624cm" svg:height="6.722cm" svg:x="1.127cm" svg:y="1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12" draw:text-style-name="P11" draw:layer="layout" svg:width="4.572cm" svg:height="7.874cm" svg:x="34.528cm" svg:y="15.0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2" draw:layer="layout" svg:width="3.619cm" svg:height="2.281cm" svg:x="34.846cm" svg:y="15.483cm">
            <text:p text:style-name="P1"><text:span text:style-name="T3">CouchDB 1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2" draw:layer="layout" svg:width="3.619cm" svg:height="2.281cm" svg:x="34.973cm" svg:y="17.891cm">
            <text:p text:style-name="P1"><text:span text:style-name="T3">CouchDB 2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2" draw:layer="layout" svg:width="3.619cm" svg:height="2.281cm" svg:x="35.036cm" svg:y="20.431cm">
            <text:p text:style-name="P1"><text:span text:style-name="T3">CouchDB 3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7" draw:id="id7">
          <draw:custom-shape draw:style-name="gr14" draw:text-style-name="P13" draw:layer="layout" svg:width="4.318cm" svg:height="2.667cm" svg:x="19.623cm" svg:y="25.511cm">
            <text:p text:style-name="P1">Web Ap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2.734cm" svg:height="1.397cm" svg:x="20.496cm" svg:y="26.654cm">
            <text:p text:style-name="P14"><text:span text:style-name="T4">PouchDB</text:span></text:p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6" draw:text-style-name="P1" xml:id="id1" draw:id="id1" draw:layer="layout" svg:width="7.239cm" svg:height="2.286cm" svg:x="18.145cm" svg:y="20.812cm">
          <text:p text:style-name="P1">Web API - Comman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7" draw:layer="layout" draw:type="line" svg:x1="21.764cm" svg:y1="20.812cm" svg:x2="22.59cm" svg:y2="7.123cm" draw:start-shape="id1" draw:end-shape="id4" draw:end-glue-point="2" svg:d="M21764 20812l826-13689" svg:viewBox="0 0 827 13690">
          <text:p text:style-name="P16">Append Events</text:p>
        </draw:connector>
        <draw:connector draw:style-name="gr18" draw:text-style-name="P9" draw:layer="layout" svg:x1="34.401cm" svg:y1="10.969cm" svg:x2="36.814cm" svg:y2="15.097cm" draw:start-shape="id5" draw:start-glue-point="1" draw:end-shape="id6" svg:d="M34401 10969h2413v4128" svg:viewBox="0 0 2414 4129">
          <text:p text:style-name="P1">Put Notifications</text:p>
        </draw:connector>
        <draw:connector draw:style-name="gr19" draw:text-style-name="P9" draw:layer="layout" svg:x1="31.035cm" svg:y1="9.763cm" svg:x2="28.813cm" svg:y2="4.569cm" draw:start-shape="id5" draw:start-glue-point="0" draw:end-shape="id4" draw:end-glue-point="1" svg:d="M31035 9763v-5194h-2222" svg:viewBox="0 0 2223 5195">
          <text:p/>
        </draw:connector>
        <draw:connector draw:style-name="gr20" draw:text-style-name="P9" draw:layer="layout" svg:x1="23.941cm" svg:y1="26.844cm" svg:x2="36.814cm" svg:y2="22.971cm" draw:start-shape="id7" draw:start-glue-point="1" draw:end-shape="id6" draw:end-glue-point="2" svg:d="M23941 26844h12873v-3873" svg:viewBox="0 0 12874 3874">
          <text:p/>
        </draw:connector>
        <draw:connector draw:style-name="gr20" draw:text-style-name="P9" draw:layer="layout" svg:x1="21.782cm" svg:y1="25.511cm" svg:x2="21.764cm" svg:y2="23.098cm" draw:start-shape="id7" draw:start-glue-point="0" draw:end-shape="id1" svg:d="M21782 25511v-1206h-18v-1207" svg:viewBox="0 0 19 2414">
          <text:p/>
        </draw:connector>
        <draw:connector draw:style-name="gr20" draw:text-style-name="P9" draw:layer="layout" svg:x1="19.623cm" svg:y1="26.844cm" svg:x2="8.747cm" svg:y2="22.844cm" draw:start-shape="id7" draw:start-glue-point="3" draw:end-shape="id3" draw:end-glue-point="2" svg:d="M19623 26844h-10876v-4000" svg:viewBox="0 0 10877 4001">
          <text:p/>
        </draw:connector>
        <draw:connector draw:style-name="gr18" draw:text-style-name="P9" draw:layer="layout" svg:x1="27.67cm" svg:y1="10.969cm" svg:x2="15.986cm" svg:y2="10.969cm" draw:start-shape="id5" draw:start-glue-point="3" draw:end-shape="id2" svg:d="M27670 10969h-11684" svg:viewBox="0 0 11685 1">
          <text:p text:style-name="P1"><text:span text:style-name="T5">Update Read Mode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9:34:37.641824471</meta:creation-date>
    <dc:date>2019-01-02T15:08:58.529549816</dc:date>
    <meta:editing-duration>PT26M59S</meta:editing-duration>
    <meta:editing-cycles>6</meta:editing-cycles>
    <meta:generator>LibreOffice/6.0.7.3$Linux_X86_64 LibreOffice_project/00m0$Build-3</meta:generator>
    <meta:document-statistic meta:object-count="33"/>
  </office:meta>
</office:document-meta>
</file>